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0190000001915A2A3EF7F5B739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0.66cm" svg:height="0.66cm" svg:x="0cm" svg:y="0cm">
          <draw:image xlink:href="Pictures/10000001000000190000001915A2A3EF7F5B739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27cm" fo:margin-bottom="0.027cm" fo:margin-left="0.027cm" fo:margin-right="0.027cm" fo:page-width="0.661cm" fo:page-height="0.6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8-14T11:17:14.795000000</dc:date>
    <meta:editing-duration>PT1M8S</meta:editing-duration>
    <meta:editing-cycles>1</meta:editing-cycles>
    <meta:document-statistic meta:object-count="1"/>
    <meta:generator>LibreOffice/7.5.4.2$Windows_X86_64 LibreOffice_project/36ccfdc35048b057fd9854c757a8b67ec53977b6</meta:generator>
  </office:meta>
</office:document-meta>
</file>